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/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37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MIN([.A1:.A4])" office:value-type="float" office:value="3" calcext:value-type="float">
            <text:p>3</text:p>
          </table:table-cell>
          <table:table-cell table:style-name="ce1" table:formula="of:=MIN([.B1:.B4])" office:value-type="float" office:value="4" calcext:value-type="float">
            <text:p>4</text:p>
          </table:table-cell>
          <table:table-cell table:style-name="ce1" table:formula="of:=MIN([.C1:.C4])" office:value-type="float" office:value="4" calcext:value-type="float">
            <text:p>4</text:p>
          </table:table-cell>
          <table:table-cell table:style-name="ce1" table:formula="of:=MIN([.D1:.D4])" office:value-type="float" office:value="4" calcext:value-type="float">
            <text:p>4</text:p>
          </table:table-cell>
          <table:table-cell table:formula="of:=MIN([.E1:.E4])" office:value-type="float" office:value="0" calcext:value-type="float">
            <text:p>0</text:p>
          </table:table-cell>
          <table:table-cell table:formula="of:=MIN([.F1:.F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table:formula="of:=MIN([.A3:.A6])" office:value-type="float" office:value="3" calcext:value-type="float">
            <text:p>3</text:p>
          </table:table-cell>
          <table:table-cell table:style-name="ce1" table:formula="of:=MIN([.B3:.B6])" office:value-type="float" office:value="4" calcext:value-type="float">
            <text:p>4</text:p>
          </table:table-cell>
          <table:table-cell table:style-name="ce1" table:formula="of:=MIN([.C3:.C6])" office:value-type="float" office:value="4" calcext:value-type="float">
            <text:p>4</text:p>
          </table:table-cell>
          <table:table-cell table:style-name="ce1" table:formula="of:=MIN([.D3:.D6])" office:value-type="float" office:value="4" calcext:value-type="float">
            <text:p>4</text:p>
          </table:table-cell>
          <table:table-cell table:formula="of:=MIN([.E3:.E6])" office:value-type="float" office:value="0" calcext:value-type="float">
            <text:p>0</text:p>
          </table:table-cell>
          <table:table-cell table:formula="of:=MIN([.F3:.F6])" office:value-type="float" office:value="0" calcext:value-type="float">
            <text:p>0</text:p>
          </table:table-cell>
        </table:table-row>
        <table:table-row table:style-name="ro1" table:number-rows-repeated="104856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Лист3" table:style-name="ta2">
        <table:table-column table:style-name="co1" table:number-columns-repeated="8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formula="of:= ([.A3]+[.B2])*[.C4]*([.F1]-[.E1]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" table:formula="of:=MIN([.A1:.A4])" office:value-type="float" office:value="3" calcext:value-type="float">
            <text:p>3</text:p>
          </table:table-cell>
          <table:table-cell table:style-name="ce1" table:formula="of:=MIN([.B1:.B4])" office:value-type="float" office:value="4" calcext:value-type="float">
            <text:p>4</text:p>
          </table:table-cell>
          <table:table-cell table:style-name="ce1" table:formula="of:=MIN([.C1:.C4])" office:value-type="float" office:value="4" calcext:value-type="float">
            <text:p>4</text:p>
          </table:table-cell>
          <table:table-cell table:style-name="ce1" table:formula="of:=MIN([.D1:.D4])" office:value-type="float" office:value="4" calcext:value-type="float">
            <text:p>4</text:p>
          </table:table-cell>
          <table:table-cell table:formula="of:=MIN([.E1:.E4])" office:value-type="float" office:value="0" calcext:value-type="float">
            <text:p>0</text:p>
          </table:table-cell>
          <table:table-cell table:formula="of:=MIN([.F1:.F4])" office:value-type="float" office:value="0" calcext:value-type="float">
            <text:p>0</text:p>
          </table:table-cell>
          <table:table-cell/>
          <table:table-cell table:style-name="ce2" table:formula="of:= [.C3]*([.E1]+[.F3])*([.$A4]-[.A3])" office:value-type="float" office:value="24" calcext:value-type="float">
            <text:p>2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table:formula="of:=MIN([.A3:.A6])" office:value-type="float" office:value="3" calcext:value-type="float">
            <text:p>3</text:p>
          </table:table-cell>
          <table:table-cell table:style-name="ce1" table:formula="of:=MIN([.B3:.B6])" office:value-type="float" office:value="4" calcext:value-type="float">
            <text:p>4</text:p>
          </table:table-cell>
          <table:table-cell table:style-name="ce1" table:formula="of:=MIN([.C3:.C6])" office:value-type="float" office:value="4" calcext:value-type="float">
            <text:p>4</text:p>
          </table:table-cell>
          <table:table-cell table:style-name="ce1" table:formula="of:=MIN([.D3:.D6])" office:value-type="float" office:value="4" calcext:value-type="float">
            <text:p>4</text:p>
          </table:table-cell>
          <table:table-cell table:formula="of:=MIN([.E3:.E6])" office:value-type="float" office:value="0" calcext:value-type="float">
            <text:p>0</text:p>
          </table:table-cell>
          <table:table-cell table:formula="of:=MIN([.F3:.F6])" office:value-type="float" office:value="0" calcext:value-type="float">
            <text:p>0</text:p>
          </table:table-cell>
          <table:table-cell table:number-columns-repeated="2"/>
        </table:table-row>
      </table:table>
      <table:table table:name="Лист4" table:style-name="ta2">
        <table:table-column table:style-name="co1" table:number-columns-repeated="8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formula="of:=SUM([.A2:.B2];[.E2:.F2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" table:formula="of:=MIN([.A1:.A4])" office:value-type="float" office:value="3" calcext:value-type="float">
            <text:p>3</text:p>
          </table:table-cell>
          <table:table-cell table:style-name="ce1" table:formula="of:=MIN([.B1:.B4])" office:value-type="float" office:value="4" calcext:value-type="float">
            <text:p>4</text:p>
          </table:table-cell>
          <table:table-cell table:style-name="ce1" table:formula="of:=MIN([.C1:.C4])" office:value-type="float" office:value="4" calcext:value-type="float">
            <text:p>4</text:p>
          </table:table-cell>
          <table:table-cell table:style-name="ce1" table:formula="of:=MIN([.D1:.D4])" office:value-type="float" office:value="4" calcext:value-type="float">
            <text:p>4</text:p>
          </table:table-cell>
          <table:table-cell table:formula="of:=MIN([.E1:.E4])" office:value-type="float" office:value="0" calcext:value-type="float">
            <text:p>0</text:p>
          </table:table-cell>
          <table:table-cell table:formula="of:=MIN([.F1:.F4])" office:value-type="float" office:value="0" calcext:value-type="float">
            <text:p>0</text:p>
          </table:table-cell>
          <table:table-cell/>
          <table:table-cell table:style-name="ce2" table:formula="of:= SUM([.$A$2:.$B$2];[.E2:.F2])" office:value-type="float" office:value="21" calcext:value-type="float">
            <text:p>2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table:formula="of:=MIN([.A3:.A6])" office:value-type="float" office:value="3" calcext:value-type="float">
            <text:p>3</text:p>
          </table:table-cell>
          <table:table-cell table:style-name="ce1" table:formula="of:=MIN([.B3:.B6])" office:value-type="float" office:value="4" calcext:value-type="float">
            <text:p>4</text:p>
          </table:table-cell>
          <table:table-cell table:style-name="ce1" table:formula="of:=MIN([.C3:.C6])" office:value-type="float" office:value="4" calcext:value-type="float">
            <text:p>4</text:p>
          </table:table-cell>
          <table:table-cell table:style-name="ce1" table:formula="of:=MIN([.D3:.D6])" office:value-type="float" office:value="4" calcext:value-type="float">
            <text:p>4</text:p>
          </table:table-cell>
          <table:table-cell table:formula="of:=MIN([.E3:.E6])" office:value-type="float" office:value="0" calcext:value-type="float">
            <text:p>0</text:p>
          </table:table-cell>
          <table:table-cell table:formula="of:=MIN([.F3:.F6])" office:value-type="float" office:value="0" calcext:value-type="float">
            <text:p>0</text:p>
          </table:table-cell>
          <table:table-cell table:number-columns-repeated="2"/>
        </table:table-row>
      </table:table>
      <table:table table:name="Лист5" table:style-name="ta2">
        <table:table-column table:style-name="co1" table:number-columns-repeated="2" table:default-cell-style-name="ce3"/>
        <table:table-column table:style-name="co1" table:number-columns-repeated="3" table:default-cell-style-name="Default"/>
        <table:table-column table:style-name="co1" table:number-columns-repeated="2" table:default-cell-style-name="ce3"/>
        <table:table-row table:style-name="ro1">
          <table:table-cell office:value-type="date" office:date-value="2008-01-01" calcext:value-type="date">
            <text:p>01.01.08</text:p>
          </table:table-cell>
          <table:table-cell table:formula="of:=[.A1]+30" office:value-type="date" office:date-value="2008-01-31" calcext:value-type="date">
            <text:p>31.01.08</text:p>
          </table:table-cell>
          <table:table-cell table:number-columns-repeated="3"/>
          <table:table-cell office:value-type="date" office:date-value="2008-04-20" calcext:value-type="date">
            <text:p>20.04.08</text:p>
          </table:table-cell>
          <table:table-cell table:formula="of:=[.F1]+21" office:value-type="date" office:date-value="2008-05-11" calcext:value-type="date">
            <text:p>11.05.08</text:p>
          </table:table-cell>
        </table:table-row>
      </table:table>
      <table:table table:name="Лист6" table:style-name="ta2">
        <table:shapes>
          <draw:frame draw:z-index="0" draw:style-name="gr1" draw:text-style-name="P1" svg:width="7.411cm" svg:height="4.754cm" svg:x="2.311cm" svg:y="5.153cm">
            <draw:object draw:notify-on-update-of-ranges="Лист6.A1:Лист6.A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561cm" svg:height="4.462cm" svg:x="10.997cm" svg:y="5.126cm">
            <draw:object draw:notify-on-update-of-ranges="Лист6.B1:Лист6.B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278cm" svg:height="4.409cm" svg:x="19.072cm" svg:y="5.259cm">
            <draw:object draw:notify-on-update-of-ranges="Лист6.C1:Лист6.C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7.092cm" svg:height="4.462cm" svg:x="2.366cm" svg:y="10.784cm">
            <draw:object draw:notify-on-update-of-ranges="Лист6.D1:Лист6.D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565cm" svg:height="3.944cm" svg:x="11.104cm" svg:y="10.784cm">
            <draw:object draw:notify-on-update-of-ranges="Лист6.E1:Лист6.E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88cm" svg:height="4.144cm" svg:x="19.39cm" svg:y="10.598cm">
            <draw:object draw:notify-on-update-of-ranges="Лист6.F1:Лист6.F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1cm" svg:height="8.991cm" svg:x="28.262cm" svg:y="5.252cm">
            <draw:object draw:notify-on-update-of-ranges="Лист6.A1:Лист6.A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MIN([.A1:.A4])" office:value-type="float" office:value="3" calcext:value-type="float">
            <text:p>3</text:p>
          </table:table-cell>
          <table:table-cell table:style-name="ce1" table:formula="of:=MIN([.B1:.B4])" office:value-type="float" office:value="4" calcext:value-type="float">
            <text:p>4</text:p>
          </table:table-cell>
          <table:table-cell table:style-name="ce1" table:formula="of:=MIN([.C1:.C4])" office:value-type="float" office:value="4" calcext:value-type="float">
            <text:p>4</text:p>
          </table:table-cell>
          <table:table-cell table:style-name="ce1" table:formula="of:=MIN([.D1:.D4])" office:value-type="float" office:value="4" calcext:value-type="float">
            <text:p>4</text:p>
          </table:table-cell>
          <table:table-cell table:formula="of:=MIN([.E1:.E4])" office:value-type="float" office:value="0" calcext:value-type="float">
            <text:p>0</text:p>
          </table:table-cell>
          <table:table-cell table:formula="of:=MIN([.F1:.F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table:formula="of:=MIN([.A3:.A6])" office:value-type="float" office:value="3" calcext:value-type="float">
            <text:p>3</text:p>
          </table:table-cell>
          <table:table-cell table:style-name="ce1" table:formula="of:=MIN([.B3:.B6])" office:value-type="float" office:value="4" calcext:value-type="float">
            <text:p>4</text:p>
          </table:table-cell>
          <table:table-cell table:style-name="ce1" table:formula="of:=MIN([.C3:.C6])" office:value-type="float" office:value="4" calcext:value-type="float">
            <text:p>4</text:p>
          </table:table-cell>
          <table:table-cell table:style-name="ce1" table:formula="of:=MIN([.D3:.D6])" office:value-type="float" office:value="4" calcext:value-type="float">
            <text:p>4</text:p>
          </table:table-cell>
          <table:table-cell table:formula="of:=MIN([.E3:.E6])" office:value-type="float" office:value="0" calcext:value-type="float">
            <text:p>0</text:p>
          </table:table-cell>
          <table:table-cell table:formula="of:=MIN([.F3:.F6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/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13">00.00.0000</text:date>, <text:time style:data-style-name="N2" text:time-value="09:14:35.54104126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13T09:14:35.776399346</meta:creation-date>
    <dc:title>Таблица</dc:title>
    <meta:generator>LibreOffice/7.6.7.2$Linux_X86_64 LibreOffice_project/60$Build-2</meta:generator>
    <meta:editing-duration>PT1H20M49S</meta:editing-duration>
    <meta:editing-cycles>2</meta:editing-cycles>
    <dc:date>2026-05-13T10:35:25.031344830</dc:date>
    <meta:document-statistic meta:table-count="5" meta:cell-count="152" meta:object-count="7"/>
    <meta:template xlink:type="simple" xlink:actuate="onRequest" xlink:title="Таблица" xlink:href="../../../../../usr/lib/libreoffice/share/template/common/ШАБЛОН_ЭЛЕКТРОННОЙ_ТАБЛИЦЫ_2019-07-22.ots" meta:date="2026-05-13T09:14:35.63116422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7.412cm" svg:height="4.755cm" xlink:href=".." xlink:type="simple" chart:class="chart:circle" chart:style-name="ch1">
        <chart:legend chart:legend-position="end" svg:x="6.472cm" svg:y="0.584cm" style:legend-expansion="high" chart:style-name="ch2"/>
        <chart:plot-area chart:style-name="ch3" table:cell-range-address="Лист6.A1:Лист6.A7" svg:x="0.35cm" svg:y="0.35cm" svg:width="5.772cm" svg:height="4.055cm">
          <chart:coordinate-region svg:x="1.209cm" svg:y="0.351cm" svg:width="4.054cm" svg:height="4.0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6.A1:Лист6.A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Лист6.A1:Лист6.A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6.562cm" svg:height="4.463cm" xlink:href=".." xlink:type="simple" chart:class="chart:circle" chart:style-name="ch1">
        <chart:legend chart:legend-position="end" svg:x="5.622cm" svg:y="0.438cm" style:legend-expansion="high" chart:style-name="ch2"/>
        <chart:plot-area chart:style-name="ch3" table:cell-range-address="Лист6.B1:Лист6.B7" svg:x="0.35cm" svg:y="0.35cm" svg:width="4.922cm" svg:height="3.763cm">
          <chart:coordinate-region svg:x="0.93cm" svg:y="0.351cm" svg:width="3.762cm" svg:height="3.7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6.B1:Лист6.B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Лист6.B1:Лист6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7.279cm" svg:height="4.41cm" xlink:href=".." xlink:type="simple" chart:class="chart:circle" chart:style-name="ch1">
        <chart:legend chart:legend-position="end" svg:x="6.339cm" svg:y="0.412cm" style:legend-expansion="high" chart:style-name="ch2"/>
        <chart:plot-area chart:style-name="ch3" table:cell-range-address="Лист6.C1:Лист6.C7" svg:x="0.35cm" svg:y="0.35cm" svg:width="5.639cm" svg:height="3.71cm">
          <chart:coordinate-region svg:x="1.315cm" svg:y="0.351cm" svg:width="3.709cm" svg:height="3.7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6.C1:Лист6.C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Лист6.C1:Лист6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7.093cm" svg:height="4.463cm" xlink:href=".." xlink:type="simple" chart:class="chart:circle" chart:style-name="ch1">
        <chart:legend chart:legend-position="end" svg:x="6.153cm" svg:y="0.438cm" style:legend-expansion="high" chart:style-name="ch2"/>
        <chart:plot-area chart:style-name="ch3" table:cell-range-address="Лист6.D1:Лист6.D7" svg:x="0.35cm" svg:y="0.35cm" svg:width="5.453cm" svg:height="3.763cm">
          <chart:coordinate-region svg:x="1.195cm" svg:y="0.351cm" svg:width="3.762cm" svg:height="3.7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6.D1:Лист6.D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Лист6.D1:Лист6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6.566cm" svg:height="3.945cm" xlink:href=".." xlink:type="simple" chart:class="chart:circle" chart:style-name="ch1">
        <chart:legend chart:legend-position="end" svg:x="5.626cm" svg:y="0.179cm" style:legend-expansion="high" chart:style-name="ch2"/>
        <chart:plot-area chart:style-name="ch3" table:cell-range-address="Лист6.E1:Лист6.E7" svg:x="0.35cm" svg:y="0.35cm" svg:width="4.926cm" svg:height="3.245cm">
          <chart:coordinate-region svg:x="1.191cm" svg:y="0.351cm" svg:width="3.244cm" svg:height="3.2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6.E1:Лист6.E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6.E1:Лист6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6.881cm" svg:height="4.145cm" xlink:href=".." xlink:type="simple" chart:class="chart:circle" chart:style-name="ch1">
        <chart:legend chart:legend-position="end" svg:x="5.941cm" svg:y="0.279cm" style:legend-expansion="high" chart:style-name="ch2"/>
        <chart:plot-area chart:style-name="ch3" table:cell-range-address="Лист6.F1:Лист6.F7" svg:x="0.35cm" svg:y="0.35cm" svg:width="5.241cm" svg:height="3.445cm">
          <chart:coordinate-region svg:x="1.248cm" svg:y="0.351cm" svg:width="3.444cm" svg:height="3.4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6.F1:Лист6.F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Лист6.F1:Лист6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2cm" svg:height="8.992cm" xlink:href=".." xlink:type="simple" chart:class="chart:circle" chart:style-name="ch1">
        <chart:title svg:x="7.794cm" svg:y="0.315cm" chart:style-name="ch2">
          <text:p>a</text:p>
        </chart:title>
        <chart:legend chart:legend-position="end" svg:x="15.052cm" svg:y="2.952cm" style:legend-expansion="high" chart:style-name="ch3"/>
        <chart:plot-area chart:style-name="ch4" table:cell-range-address="Лист6.A1:Лист6.A6" svg:x="0.35cm" svg:y="1.444cm" svg:width="14.352cm" svg:height="7.198cm">
          <chart:coordinate-region svg:x="3.927cm" svg:y="1.445cm" svg:width="7.197cm" svg:height="7.19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Лист6.A1:Лист6.A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Лист6.A1:Лист6.A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office:version="1.3">
  <office:styles/>
</office:document-styles>
</file>